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officeooo:rsid="000e8128" officeooo:paragraph-rsid="000e8128"/>
    </style:style>
    <style:style style:name="P2" style:family="paragraph" style:parent-style-name="Standard">
      <style:text-properties fo:font-size="13pt" officeooo:rsid="000e8128" officeooo:paragraph-rsid="000e8128"/>
    </style:style>
    <style:style style:name="P3" style:family="paragraph" style:parent-style-name="Standard" style:list-style-name="L1">
      <style:text-properties fo:font-size="13pt" officeooo:rsid="000e8128" officeooo:paragraph-rsid="000e8128"/>
    </style:style>
    <style:style style:name="P4" style:family="paragraph" style:parent-style-name="Standard">
      <style:paragraph-properties fo:text-align="center" style:justify-single-word="false"/>
      <style:text-properties fo:font-size="13pt" officeooo:rsid="0011b0c0" officeooo:paragraph-rsid="000e8128"/>
    </style:style>
    <style:style style:name="T1" style:family="text">
      <style:text-properties officeooo:rsid="000e880c"/>
    </style:style>
    <style:style style:name="T2" style:family="text">
      <style:text-properties officeooo:rsid="000f6b9b"/>
    </style:style>
    <style:style style:name="T3" style:family="text">
      <style:text-properties officeooo:rsid="0010b6d5"/>
    </style:style>
    <style:style style:name="T4" style:family="text">
      <style:text-properties officeooo:rsid="0011b0c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<text:span text:style-name="T1">3</text:span>. Boletín <text:span text:style-name="T1">0</text:span><text:line-break/>Operadores</text:p>
      <text:p text:style-name="P4"/>
      <text:list xml:id="list1966933007" text:style-name="L1">
        <text:list-item>
          <text:p text:style-name="P3"><text:span text:style-name="T2">Asignar valores a dos variables numéricas y realizar con ellos las operaciones de suma, resta, multiplicación y división, </text:span><text:span text:style-name="T4">mostrando por pantalla el resultado de cada una de las operaciones.</text:span></text:p>
        </text:list-item>
      </text:list>
      <text:p text:style-name="P2"/>
      <text:list xml:id="list15942143760696" text:continue-numbering="true" text:style-name="L1">
        <text:list-item>
          <text:p text:style-name="P3">Convertir Grados Celsius a Grados Fahrenheit. Fórmula: T(°F) = T(°C) × 9/5 + 32</text:p>
          <text:p text:style-name="P3"/>
        </text:list-item>
        <text:list-item>
          <text:p text:style-name="P3">Hacer un Programa que calcule longitudes de Circunferencia.</text:p>
          <text:p text:style-name="P3"/>
        </text:list-item>
        <text:list-item>
          <text:p text:style-name="P3">Calcule la media aritmética de 3 números cualesquiera</text:p>
          <text:p text:style-name="P3"/>
        </text:list-item>
        <text:list-item>
          <text:p text:style-name="P3">Una tienda ofrece un descuento del 15% sobre el total de la compra y un cliente<text:line-break/>desea saber cuánto deberá pagar finalmente por su compra.</text:p>
          <text:p text:style-name="P3"/>
        </text:list-item>
        <text:list-item>
          <text:p text:style-name="P3">Dadas las horas trabajadas de una persona y el valor por hora. Calcular su<text:line-break/>salario e imprimirlo.</text:p>
        </text:list-item>
      </text:list>
      <text:p text:style-name="P2"/>
      <text:list xml:id="list15940820581090" text:continue-numbering="true" text:style-name="L1">
        <text:list-item>
          <text:p text:style-name="P3">Calcular el nuevo salario de un obrero si obtuvo un incremento del 25% sobre<text:line-break/>su salario anterior.</text:p>
          <text:p text:style-name="P3"/>
        </text:list-item>
        <text:list-item>
          <text:p text:style-name="P3">Un alumno desea saber cuál será su calificación final en la materia de<text:line-break/><text:span text:style-name="T3">IAW</text:span>. Dicha calificación se compone de los siguientes porcentajes:<text:line-break/>• 55% del promedio de sus tres calificaciones parciales.<text:line-break/>• 30% de la calificación del examen final.<text:line-break/>• 15% de la calificación de un trabajo final. </text:p>
          <text:p text:style-name="P3"/>
        </text:list-item>
        <text:list-item>
          <text:p text:style-name="P3">Calcular la cantidad de segundos que están incluidos en el número de horas,<text:line-break/>minutos y segundos ingresados por el usuario.</text:p>
          <text:p text:style-name="P3"/>
        </text:list-item>
        <text:list-item>
          <text:p text:style-name="P3">Un maestro desea saber que porcentaje de hombres y que porcentaje de<text:line-break/>mujeres hay en un grupo de estudiantes <text:span text:style-name="T3">a partir del número de cada uno de ellos</text:span>.</text:p>
          <text:p text:style-name="P3"/>
        </text:list-item>
        <text:list-item>
          <text:p text:style-name="P3">Tres personas deciden invertir su dinero para fundar un empresa. Cada una de<text:line-break/>ellas invierte una cantidad distinta. Obtener el porcentaje que cada quien invierte<text:line-break/>con respecto a la cantidad total invertida.<text:line-break/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24T17:54:47.544000000</meta:creation-date>
    <meta:editing-duration>PT10M32S</meta:editing-duration>
    <meta:editing-cycles>4</meta:editing-cycles>
    <meta:generator>LibreOffice/7.4.2.3$Windows_X86_64 LibreOffice_project/382eef1f22670f7f4118c8c2dd222ec7ad009daf</meta:generator>
    <dc:date>2025-09-16T01:59:40.326000000</dc:date>
    <meta:document-statistic meta:table-count="0" meta:image-count="0" meta:object-count="0" meta:page-count="1" meta:paragraph-count="12" meta:word-count="261" meta:character-count="1520" meta:non-whitespace-character-count="1279"/>
  </office:meta>
</office:document-meta>
</file>